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background-color="#c0c0c0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c0c0c0" fo:padding="0.176cm" fo:border="0.05pt solid #000000">
        <style:background-image/>
      </style:table-cell-properties>
    </style:style>
    <style:style style:name="Tabela3.A2" style:family="table-cell">
      <style:table-cell-properties fo:padding="0.176cm" fo:border-left="0.05pt solid #000000" fo:border-right="none" fo:border-top="none" fo:border-bottom="0.05pt solid #000000"/>
    </style:style>
    <style:style style:name="Tabela3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176cm" fo:border-left="0.05pt solid #000000" fo:border-right="none" fo:border-top="none" fo:border-bottom="0.05pt solid #000000"/>
    </style:style>
    <style:style style:name="Tabela3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431cm" fo:margin-left="0.176cm" table:align="left"/>
    </style:style>
    <style:style style:name="Tabela6.A" style:family="table-column">
      <style:table-column-properties style:column-width="8.955cm"/>
    </style:style>
    <style:style style:name="Tabela6.B" style:family="table-column">
      <style:table-column-properties style:column-width="7.475cm"/>
    </style:style>
    <style:style style:name="Tabela6.A1" style:family="table-cell">
      <style:table-cell-properties fo:background-color="#e6e6e6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e6e6e6" fo:padding="0.176cm" fo:border="0.05pt solid #000000">
        <style:background-image/>
      </style:table-cell-properties>
    </style:style>
    <style:style style:name="Tabela6.A2" style:family="table-cell">
      <style:table-cell-properties fo:padding="0.176cm" fo:border-left="0.05pt solid #000000" fo:border-right="none" fo:border-top="none" fo:border-bottom="0.05pt solid #000000"/>
    </style:style>
    <style:style style:name="Tabela6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176cm" fo:border-left="0.05pt solid #000000" fo:border-right="none" fo:border-top="none" fo:border-bottom="0.05pt solid #000000"/>
    </style:style>
    <style:style style:name="Tabela6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176cm" fo:border-left="0.05pt solid #000000" fo:border-right="none" fo:border-top="none" fo:border-bottom="0.05pt solid #000000"/>
    </style:style>
    <style:style style:name="Tabela6.B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176cm" fo:border-left="0.05pt solid #000000" fo:border-right="none" fo:border-top="none" fo:border-bottom="0.05pt solid #000000"/>
    </style:style>
    <style:style style:name="Tabela6.B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176cm" fo:border-left="0.05pt solid #000000" fo:border-right="none" fo:border-top="none" fo:border-bottom="0.05pt solid #000000"/>
    </style:style>
    <style:style style:name="Tabela6.B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176cm" fo:border-left="0.05pt solid #000000" fo:border-right="none" fo:border-top="none" fo:border-bottom="0.05pt solid #000000"/>
    </style:style>
    <style:style style:name="Tabela6.B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176cm" fo:border-left="0.05pt solid #000000" fo:border-right="none" fo:border-top="none" fo:border-bottom="0.05pt solid #000000"/>
    </style:style>
    <style:style style:name="Tabela6.B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176cm" fo:border-left="0.05pt solid #000000" fo:border-right="none" fo:border-top="none" fo:border-bottom="0.05pt solid #000000"/>
    </style:style>
    <style:style style:name="Tabela6.B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176cm" fo:border-left="0.05pt solid #000000" fo:border-right="none" fo:border-top="none" fo:border-bottom="0.05pt solid #000000"/>
    </style:style>
    <style:style style:name="Tabela6.B1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176cm" fo:border-left="0.05pt solid #000000" fo:border-right="none" fo:border-top="none" fo:border-bottom="0.05pt solid #000000"/>
    </style:style>
    <style:style style:name="Tabela6.B1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176cm" fo:border-left="0.05pt solid #000000" fo:border-right="none" fo:border-top="none" fo:border-bottom="0.05pt solid #000000"/>
    </style:style>
    <style:style style:name="Tabela6.B1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176cm" fo:border-left="0.05pt solid #000000" fo:border-right="none" fo:border-top="none" fo:border-bottom="0.05pt solid #000000"/>
    </style:style>
    <style:style style:name="Tabela6.B1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176cm" fo:border-left="0.05pt solid #000000" fo:border-right="none" fo:border-top="none" fo:border-bottom="0.05pt solid #000000"/>
    </style:style>
    <style:style style:name="Tabela6.B1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176cm" fo:border-left="0.05pt solid #000000" fo:border-right="none" fo:border-top="none" fo:border-bottom="0.05pt solid #000000"/>
    </style:style>
    <style:style style:name="Tabela6.B1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176cm" fo:border-left="0.05pt solid #000000" fo:border-right="none" fo:border-top="none" fo:border-bottom="0.05pt solid #000000"/>
    </style:style>
    <style:style style:name="Tabela6.B1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176cm" fo:border-left="0.05pt solid #000000" fo:border-right="none" fo:border-top="none" fo:border-bottom="0.05pt solid #000000"/>
    </style:style>
    <style:style style:name="Tabela6.B1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176cm" fo:border-left="0.05pt solid #000000" fo:border-right="none" fo:border-top="none" fo:border-bottom="0.05pt solid #000000"/>
    </style:style>
    <style:style style:name="Tabela6.B1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176cm" fo:border-left="0.05pt solid #000000" fo:border-right="none" fo:border-top="none" fo:border-bottom="0.05pt solid #000000"/>
    </style:style>
    <style:style style:name="Tabela6.B1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176cm" fo:border-left="0.05pt solid #000000" fo:border-right="none" fo:border-top="none" fo:border-bottom="0.05pt solid #000000"/>
    </style:style>
    <style:style style:name="Tabela6.B2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176cm" fo:border-left="0.05pt solid #000000" fo:border-right="none" fo:border-top="none" fo:border-bottom="0.05pt solid #000000"/>
    </style:style>
    <style:style style:name="Tabela6.B2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176cm" fo:border-left="0.05pt solid #000000" fo:border-right="none" fo:border-top="none" fo:border-bottom="0.05pt solid #000000"/>
    </style:style>
    <style:style style:name="Tabela6.B2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176cm" fo:border-left="0.05pt solid #000000" fo:border-right="none" fo:border-top="none" fo:border-bottom="0.05pt solid #000000"/>
    </style:style>
    <style:style style:name="Tabela6.B2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176cm" fo:border-left="0.05pt solid #000000" fo:border-right="none" fo:border-top="none" fo:border-bottom="0.05pt solid #000000"/>
    </style:style>
    <style:style style:name="Tabela6.B2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5" style:family="table-cell">
      <style:table-cell-properties fo:padding="0.176cm" fo:border-left="0.05pt solid #000000" fo:border-right="none" fo:border-top="none" fo:border-bottom="0.05pt solid #000000"/>
    </style:style>
    <style:style style:name="Tabela6.B2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6" style:family="table-cell">
      <style:table-cell-properties fo:padding="0.176cm" fo:border-left="0.05pt solid #000000" fo:border-right="none" fo:border-top="none" fo:border-bottom="0.05pt solid #000000"/>
    </style:style>
    <style:style style:name="Tabela6.B2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7" style:family="table-cell">
      <style:table-cell-properties fo:padding="0.176cm" fo:border-left="0.05pt solid #000000" fo:border-right="none" fo:border-top="none" fo:border-bottom="0.05pt solid #000000"/>
    </style:style>
    <style:style style:name="Tabela6.B2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8" style:family="table-cell">
      <style:table-cell-properties fo:padding="0.176cm" fo:border-left="0.05pt solid #000000" fo:border-right="none" fo:border-top="none" fo:border-bottom="0.05pt solid #000000"/>
    </style:style>
    <style:style style:name="Tabela6.B2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9" style:family="table-cell">
      <style:table-cell-properties fo:padding="0.176cm" fo:border-left="0.05pt solid #000000" fo:border-right="none" fo:border-top="none" fo:border-bottom="0.05pt solid #000000"/>
    </style:style>
    <style:style style:name="Tabela6.B2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0" style:family="table-cell">
      <style:table-cell-properties fo:padding="0.176cm" fo:border-left="0.05pt solid #000000" fo:border-right="none" fo:border-top="none" fo:border-bottom="0.05pt solid #000000"/>
    </style:style>
    <style:style style:name="Tabela6.B3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1" style:family="table-cell">
      <style:table-cell-properties fo:padding="0.176cm" fo:border-left="0.05pt solid #000000" fo:border-right="none" fo:border-top="none" fo:border-bottom="0.05pt solid #000000"/>
    </style:style>
    <style:style style:name="Tabela6.B3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2" style:family="table-cell">
      <style:table-cell-properties fo:padding="0.176cm" fo:border-left="0.05pt solid #000000" fo:border-right="none" fo:border-top="none" fo:border-bottom="0.05pt solid #000000"/>
    </style:style>
    <style:style style:name="Tabela6.B3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3" style:family="table-cell">
      <style:table-cell-properties fo:padding="0.176cm" fo:border-left="0.05pt solid #000000" fo:border-right="none" fo:border-top="none" fo:border-bottom="0.05pt solid #000000"/>
    </style:style>
    <style:style style:name="Tabela6.B3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4" style:family="table-cell">
      <style:table-cell-properties fo:padding="0.176cm" fo:border-left="0.05pt solid #000000" fo:border-right="none" fo:border-top="none" fo:border-bottom="0.05pt solid #000000"/>
    </style:style>
    <style:style style:name="Tabela6.B3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318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4.263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97cm" fo:border-left="0.05pt solid #000000" fo:border-right="none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5.741cm"/>
    </style:style>
    <style:style style:name="Tabela7.B" style:family="table-column">
      <style:table-column-properties style:column-width="11.271cm"/>
    </style:style>
    <style:style style:name="Tabela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c0c0c0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1" style:family="paragraph" style:parent-style-name="Standard">
      <style:paragraph-properties fo:margin-left="0cm" fo:margin-right="0cm" fo:margin-top="0cm" fo:margin-bottom="0.37cm" style:contextual-spacing="false" fo:line-height="150%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14" style:family="paragraph" style:parent-style-name="Heading_20_1">
      <style:paragraph-properties fo:line-height="150%" fo:text-align="justify" style:justify-single-word="false"/>
    </style:style>
    <style:style style:name="P15" style:family="paragraph" style:parent-style-name="Heading_20_1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6" style:family="paragraph" style:parent-style-name="Normal">
      <style:paragraph-properties fo:line-height="150%" fo:text-align="justify" style:justify-single-word="false"/>
    </style:style>
    <style:style style:name="P17" style:family="paragraph" style:parent-style-name="Normal">
      <style:paragraph-properties fo:line-height="150%" fo:text-align="justify" style:justify-single-word="false"/>
      <style:text-properties officeooo:paragraph-rsid="00087417"/>
    </style:style>
    <style:style style:name="P18" style:family="paragraph" style:parent-style-name="Normal">
      <style:paragraph-properties fo:line-height="150%" fo:text-align="center" style:justify-single-word="false"/>
    </style:style>
    <style:style style:name="P19" style:family="paragraph" style:parent-style-name="Normal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Normal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21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22" style:family="paragraph" style:parent-style-name="Normal">
      <style:paragraph-properties fo:text-align="justify" style:justify-single-word="false"/>
      <style:text-properties style:font-name="Arial"/>
    </style:style>
    <style:style style:name="P23" style:family="paragraph" style:parent-style-name="Normal">
      <style:paragraph-properties fo:text-align="justify" style:justify-single-word="false"/>
      <style:text-properties style:font-name="Arial" officeooo:paragraph-rsid="000a3f40"/>
    </style:style>
    <style:style style:name="P24" style:family="paragraph" style:parent-style-name="Normal" style:list-style-name="L1">
      <style:paragraph-properties fo:text-align="justify" style:justify-single-word="false"/>
      <style:text-properties style:font-name="Arial" officeooo:paragraph-rsid="000a3f40"/>
    </style:style>
    <style:style style:name="P25" style:family="paragraph" style:parent-style-name="Normal">
      <style:paragraph-properties fo:text-align="justify" style:justify-single-word="false"/>
      <style:text-properties style:font-name="Arial" officeooo:paragraph-rsid="0010fbb6"/>
    </style:style>
    <style:style style:name="P26" style:family="paragraph" style:parent-style-name="Normal">
      <style:paragraph-properties fo:text-align="center" style:justify-single-word="false"/>
      <style:text-properties style:font-name="Arial" fo:font-weight="bold" officeooo:paragraph-rsid="00145843" style:font-weight-asian="bold" style:font-weight-complex="bold"/>
    </style:style>
    <style:style style:name="P27" style:family="paragraph" style:parent-style-name="Contents_20_2">
      <style:paragraph-properties fo:text-align="justify" style:justify-single-word="false">
        <style:tab-stops>
          <style:tab-stop style:position="16.648cm" style:type="right" style:leader-style="dotted" style:leader-text="."/>
        </style:tab-stops>
      </style:paragraph-properties>
    </style:style>
    <style:style style:name="P28" style:family="paragraph" style:parent-style-name="Heading_20_6">
      <style:paragraph-properties fo:margin-left="0cm" fo:margin-right="0cm" fo:line-height="150%" fo:text-align="justify" style:justify-single-word="false" fo:text-indent="1.323cm" style:auto-text-indent="false"/>
    </style:style>
    <style:style style:name="P29" style:family="paragraph" style:parent-style-name="Contents_20_1">
      <style:paragraph-properties fo:text-align="justify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2">
      <style:paragraph-properties fo:line-height="150%" fo:text-align="justify" style:justify-single-word="false"/>
    </style:style>
    <style:style style:name="P31" style:family="paragraph" style:parent-style-name="Heading_20_2">
      <style:paragraph-properties fo:line-height="150%" fo:text-align="justify" style:justify-single-word="false"/>
      <style:text-properties fo:color="#000000" style:font-name="Arial" fo:font-weight="bold" style:font-weight-asian="bold" style:font-weight-complex="bold"/>
    </style:style>
    <style:style style:name="P32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a3f40" style:font-weight-asian="bold" style:font-weight-complex="bold"/>
    </style:style>
    <style:style style:name="P33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d21e8" style:font-weight-asian="bold" style:font-weight-complex="bold"/>
    </style:style>
    <style:style style:name="P34" style:family="paragraph" style:parent-style-name="Heading_20_2">
      <style:paragraph-properties fo:line-height="150%" fo:text-align="justify" style:justify-single-word="false"/>
      <style:text-properties fo:color="#000000" style:font-name="Arial" fo:font-size="13pt" fo:font-weight="bold" officeooo:paragraph-rsid="000a3f40" style:font-size-asian="13pt" style:font-weight-asian="bold" style:font-size-complex="13pt" style:font-weight-complex="bold"/>
    </style:style>
    <style:style style:name="P35" style:family="paragraph" style:parent-style-name="Standard">
      <style:paragraph-properties fo:line-height="150%" fo:text-align="justify" style:justify-single-word="false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" fo:font-size="16pt" style:font-size-asian="16pt" style:font-size-complex="16pt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Arial" fo:font-size="20pt" style:font-size-asian="20pt" style:font-size-complex="20pt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 style:list-style-name="LS3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style:font-size-asian="11pt" style:font-size-complex="11pt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48" style:family="paragraph" style:parent-style-name="Standard" style:list-style-name="LS3">
      <style:paragraph-properties fo:margin-top="0cm" fo:margin-bottom="0cm" style:contextual-spacing="false"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style:font-size-asian="11pt" style:font-size-complex="11pt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0c1c8a" style:font-size-asian="11pt" style:font-size-complex="11pt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143cf6" style:font-size-asian="11pt" style:font-size-complex="11pt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paragraph-rsid="0007ba52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paragraph-rsid="00084101"/>
    </style:style>
    <style:style style:name="P55" style:family="paragraph" style:parent-style-name="Text_20_body">
      <style:paragraph-properties fo:margin-top="0cm" fo:margin-bottom="0cm" style:contextual-spacing="false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56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57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8" style:family="paragraph" style:parent-style-name="Contents_20_Heading">
      <style:paragraph-properties fo:text-align="justify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59" style:family="paragraph" style:parent-style-name="Contents_20_Heading">
      <style:paragraph-properties fo:text-align="justify" style:justify-single-word="false"/>
      <style:text-properties style:font-name="Arial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Arial"/>
    </style:style>
    <style:style style:name="P64" style:family="paragraph" style:parent-style-name="Table_20_Contents">
      <style:paragraph-properties fo:text-align="justify" style:justify-single-word="false"/>
      <style:text-properties officeooo:paragraph-rsid="0010fbb6"/>
    </style:style>
    <style:style style:name="P65" style:family="paragraph" style:parent-style-name="Table_20_Contents">
      <style:paragraph-properties fo:text-align="justify" style:justify-single-word="false"/>
      <style:text-properties officeooo:paragraph-rsid="0012cad6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paragraph-rsid="0010fbb6" style:font-weight-asian="bold" style:font-weight-complex="bold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a3f40" style:font-size-asian="11pt" style:font-size-complex="11pt"/>
    </style:style>
    <style:style style:name="T4" style:family="text">
      <style:text-properties fo:font-size="11pt" officeooo:rsid="0010fbb6" style:font-size-asian="11pt" style:font-size-complex="11pt"/>
    </style:style>
    <style:style style:name="T5" style:family="text">
      <style:text-properties fo:font-size="11pt" officeooo:rsid="0012cad6" style:font-size-asian="11pt" style:font-size-complex="11pt"/>
    </style:style>
    <style:style style:name="T6" style:family="text">
      <style:text-properties fo:font-size="11pt" officeooo:rsid="00145843" style:font-size-asian="11pt" style:font-size-complex="11pt"/>
    </style:style>
    <style:style style:name="T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style:font-name="Arial" fo:font-size="11pt" style:font-size-asian="11pt" style:font-size-complex="11pt"/>
    </style:style>
    <style:style style:name="T13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style:font-name="Arial" fo:font-size="11pt" fo:font-weight="normal" style:font-size-asian="9.60000038146973pt" style:font-weight-asian="normal" style:font-size-complex="11pt" style:font-weight-complex="normal"/>
    </style:style>
    <style:style style:name="T15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00" style:font-name="Arial" fo:font-size="11pt" fo:font-weight="normal" officeooo:rsid="00087417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officeooo:rsid="000bf183" style:font-size-asian="11pt" style:font-weight-asian="normal" style:font-size-complex="11pt" style:font-weight-complex="normal"/>
    </style:style>
    <style:style style:name="T18" style:family="text">
      <style:text-properties fo:color="#000000" style:font-name="Arial" fo:font-weight="bold" style:font-weight-asian="bold" style:font-weight-complex="bold"/>
    </style:style>
    <style:style style:name="T1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222222" fo:letter-spacing="normal" fo:font-style="normal" fo:font-weight="normal"/>
    </style:style>
    <style:style style:name="T23" style:family="text">
      <style:text-properties fo:font-variant="normal" fo:text-transform="none" fo:color="#222222" fo:font-size="9.75pt" fo:letter-spacing="normal" fo:font-style="normal" fo:font-weight="normal"/>
    </style:style>
    <style:style style:name="T24" style:family="text">
      <style:text-properties officeooo:rsid="0007ba52"/>
    </style:style>
    <style:style style:name="T25" style:family="text">
      <style:text-properties officeooo:rsid="00084101"/>
    </style:style>
    <style:style style:name="T26" style:family="text">
      <style:text-properties officeooo:rsid="000a3f40"/>
    </style:style>
    <style:style style:name="T27" style:family="text">
      <style:text-properties style:font-name="Ari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Arial" fo:font-size="12pt" style:font-size-asian="12pt" style:font-size-complex="12pt"/>
    </style:style>
    <style:style style:name="T32" style:family="text">
      <style:text-properties style:font-name="Arial" fo:font-size="12pt" fo:background-color="#ffffff" style:font-size-asian="12pt" style:font-size-complex="12pt"/>
    </style:style>
    <style:style style:name="T33" style:family="text">
      <style:text-properties style:font-name="Arial" fo:font-weight="bold" style:font-weight-asian="bold" style:font-weight-complex="bold"/>
    </style:style>
    <style:style style:name="T34" style:family="text">
      <style:text-properties style:font-name="Arial" fo:background-color="#ffffff"/>
    </style:style>
    <style:style style:name="T35" style:family="text">
      <style:text-properties style:font-name="Arial" fo:background-color="#e5ecf9"/>
    </style:style>
    <style:style style:name="T36" style:family="text">
      <style:text-properties officeooo:rsid="000bf183"/>
    </style:style>
    <style:style style:name="T37" style:family="text">
      <style:text-properties officeooo:rsid="000d21e8"/>
    </style:style>
    <style:style style:name="T38" style:family="text">
      <style:text-properties officeooo:rsid="0010fbb6"/>
    </style:style>
    <style:style style:name="T39" style:family="text">
      <style:text-properties officeooo:rsid="0012cad6"/>
    </style:style>
    <style:style style:name="T40" style:family="text">
      <style:text-properties officeooo:rsid="00143cf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6"/>
      <text:p text:style-name="P36"/>
      <text:p text:style-name="P36"/>
      <text:p text:style-name="P36"/>
      <text:p text:style-name="P3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4"><text:span text:style-name="Fonte_20_parág._20_padrão"><text:span text:style-name="T9"/></text:span></text:p>
      <text:p text:style-name="P4"><text:span text:style-name="Fonte_20_parág._20_padrão"><text:span text:style-name="T30">SGB_PLGC_PlanoDeGerenciaDeConfiguracao </text:span></text:span></text:p>
      <text:p text:style-name="P4"><text:bookmark-start text:name="id.gjdgxs"/><text:span text:style-name="Fonte_20_parág._20_padrão"><text:span text:style-name="T9">Versão 1</text:span></text:span><text:bookmark-end text:name="id.gjdgxs"/><text:span text:style-name="Fonte_20_parág._20_padrão"><text:span text:style-name="T9">.0</text:span></text:span></text:p>
      <text:p text:style-name="P39"/>
      <text:p text:style-name="P39"/>
      <text:p text:style-name="P39"/>
      <text:p text:style-name="P39"/>
      <text:p text:style-name="P39"><text:soft-page-break/></text:p>
      <text:p text:style-name="P40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9"><text:span text:style-name="Fonte_20_parág._20_padrão"><text:span text:style-name="T10">Nome</text:span></text:span></text:p>
          </table:table-cell>
          <table:table-cell table:style-name="Tabela2.A1" office:value-type="string">
            <text:p text:style-name="P9"><text:span text:style-name="Fonte_20_parág._20_padrão"><text:span text:style-name="T10">Alterações</text:span></text:span></text:p>
          </table:table-cell>
          <table:table-cell table:style-name="Tabela2.A1" office:value-type="string">
            <text:p text:style-name="P9"><text:span text:style-name="Fonte_20_parág._20_padrão"><text:span text:style-name="T10">Data</text:span></text:span></text:p>
          </table:table-cell>
          <table:table-cell table:style-name="Tabela2.A1" office:value-type="string">
            <text:p text:style-name="P9"><text:span text:style-name="Fonte_20_parág._20_padrão"><text:span text:style-name="T10">Versão</text:span></text:span></text:p>
          </table:table-cell>
        </table:table-row>
        <table:table-row>
          <table:table-cell table:style-name="Tabela2.A2" office:value-type="string">
            <text:p text:style-name="P9"><text:span text:style-name="Fonte_20_parág._20_padrão"><text:span text:style-name="T12">Allan Vieira Ribeiro</text:span></text:span></text:p>
          </table:table-cell>
          <table:table-cell table:style-name="Tabela2.A2" office:value-type="string">
            <text:p text:style-name="P9"><text:span text:style-name="Fonte_20_parág._20_padrão"><text:span text:style-name="T12">Criação do Documento</text:span></text:span></text:p>
          </table:table-cell>
          <table:table-cell table:style-name="Tabela2.A2" office:value-type="string">
            <text:p text:style-name="P9"><text:span text:style-name="Fonte_20_parág._20_padrão"><text:span text:style-name="T12">22/10/2012</text:span></text:span></text:p>
          </table:table-cell>
          <table:table-cell table:style-name="Tabela2.A2" office:value-type="string">
            <text:p text:style-name="P9"><text:span text:style-name="Fonte_20_parág._20_padrão"><text:span text:style-name="T12">0.1</text:span></text:span></text:p>
          </table:table-cell>
        </table:table-row>
        <table:table-row>
          <table:table-cell table:style-name="Tabela2.A2" office:value-type="string">
            <text:p text:style-name="P55">Cássio Augusto S. Freitas</text:p>
            <text:p text:style-name="P57"/>
          </table:table-cell>
          <table:table-cell table:style-name="Tabela2.A2" office:value-type="string">
            <text:p text:style-name="P56">Descrição dos tópicos do Documento(Introdução,Gerência e Atividades de GCO)</text:p>
          </table:table-cell>
          <table:table-cell table:style-name="Tabela2.A2" office:value-type="string">
            <text:p text:style-name="P56">23/10/2012</text:p>
          </table:table-cell>
          <table:table-cell table:style-name="Tabela2.A2" office:value-type="string">
            <text:p text:style-name="P56">0.1</text:p>
          </table:table-cell>
        </table:table-row>
        <table:table-row>
          <table:table-cell table:style-name="Tabela2.A2" office:value-type="string">
            <text:p text:style-name="P46">Allan Vieira Ribeiro</text:p>
          </table:table-cell>
          <table:table-cell table:style-name="Tabela2.A2" office:value-type="string">
            <text:p text:style-name="P46">Criação da Identificação da Configuração</text:p>
          </table:table-cell>
          <table:table-cell table:style-name="Tabela2.A2" office:value-type="string">
            <text:p text:style-name="P46">26/10/2012</text:p>
          </table:table-cell>
          <table:table-cell table:style-name="Tabela2.A2" office:value-type="string">
            <text:p text:style-name="P46">1.0</text:p>
          </table:table-cell>
        </table:table-row>
      </table:table>
      <text:p text:style-name="P36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58"><text:soft-page-break/>Sumário</text:p>
            <text:p text:style-name="P59"/>
          </text:index-title>
          <text:p text:style-name="P29"><text:a xlink:type="simple" xlink:href="#__RefHeading__3196_103755458"><text:span text:style-name="T12">1 Introdução <text:tab/>3</text:span></text:a></text:p>
          <text:p text:style-name="P29"><text:a xlink:type="simple" xlink:href="#__RefHeading__3198_103755458"><text:span text:style-name="T12">2 Propósitos<text:tab/>4</text:span></text:a></text:p>
          <text:p text:style-name="P27"><text:a xlink:type="simple" xlink:href="#__RefHeading__3200_103755458"><text:span text:style-name="T12">2.1 Público Alvo<text:tab/>4</text:span></text:a></text:p>
          <text:p text:style-name="P29"><text:a xlink:type="simple" xlink:href="#__RefHeading__3202_103755458"><text:span text:style-name="T12">3 Escopo<text:tab/>4</text:span></text:a></text:p>
          <text:p text:style-name="P29"><text:a xlink:type="simple" xlink:href="#__RefHeading__3266_398758807"><text:span text:style-name="T12">4 Convenções, Abreviações e Termos<text:tab/>4</text:span></text:a></text:p>
          <text:p text:style-name="P29"><text:a xlink:type="simple" xlink:href="#__RefHeading__3270_398758807"><text:span text:style-name="T12">5 Identificação da Configuração<text:tab/>5</text:span></text:a></text:p>
          <text:p text:style-name="P27"><text:a xlink:type="simple" xlink:href="#__RefHeading__3272_398758807"><text:span text:style-name="T12">5.1 Nomenclatura dos Itens de Configuração<text:tab/>5</text:span></text:a></text:p>
          <text:p text:style-name="P27"><text:a xlink:type="simple" xlink:href="#__RefHeading__3276_398758807"><text:span text:style-name="T12">5.2 Acrônimos<text:tab/>5</text:span></text:a></text:p>
          <text:p text:style-name="P27"><text:a xlink:type="simple" xlink:href="#__RefHeading__3282_398758807"><text:span text:style-name="T12">5.3 Local de Armazenamento<text:tab/>6</text:span></text:a></text:p>
          <text:p text:style-name="P27"><text:a xlink:type="simple" xlink:href="#__RefHeading__3284_398758807"><text:span text:style-name="T12">5.4 Estrutura de Diretórios<text:tab/>6</text:span></text:a></text:p>
          <text:p text:style-name="P27"><text:a xlink:type="simple" xlink:href="#__RefHeading__3286_398758807"><text:span text:style-name="T12">5.5 Ferramentas<text:tab/>7</text:span></text:a></text:p>
          <text:p text:style-name="P27"><text:a xlink:type="simple" xlink:href="#__RefHeading__3288_398758807"><text:span text:style-name="T12">5.6 Templates de Artefatos<text:tab/>8</text:span></text:a></text:p>
        </text:index-body>
      </text:table-of-content>
      <text:p text:style-name="P36"/>
      <text:p text:style-name="P36"/>
      <text:p text:style-name="P39"/>
      <text:p text:style-name="P39"/>
      <text:p text:style-name="P39"/>
      <text:p text:style-name="P39"/>
      <text:p text:style-name="P39"/>
      <text:h text:style-name="P14" text:outline-level="1"><text:bookmark-start text:name="_Toc338917870"/><text:bookmark-start text:name="h.30j0zll"/><text:bookmark-start text:name="__RefHeading__3196_103755458"/><text:soft-page-break/><text:span text:style-name="Fonte_20_parág._20_padrão"><text:span text:style-name="T18">1 Introdução</text:span></text:span><text:bookmark-end text:name="_Toc338917870"/><text:bookmark-end text:name="h.30j0zll"/><text:span text:style-name="Fonte_20_parág._20_padrão"><text:span text:style-name="T18"> </text:span></text:span><text:bookmark-end text:name="__RefHeading__3196_103755458"/></text:h>
      <text:p text:style-name="P10"><text:span text:style-name="Fonte_20_parág._20_padrão"><text:span text:style-name="T11"><text:tab/></text:span></text:span><text:bookmark-start text:name="id.30j0zll"/><text:span text:style-name="Fonte_20_parág._20_padrão"><text:span text:style-name="T11">O Plano de Gerência de Configuração visar gerenciar e controlar os artefatos de software gerados para o Sistema de Gestão Bibliográfica(SGB). Este plano definirá os meios utilizados para</text:span></text:span><text:bookmark-end text:name="id.30j0zll"/><text:span text:style-name="Fonte_20_parág._20_padrão"><text:span text:style-name="T11"> manter a integridade, o histórico de alterações e controlar as mudanças realizadas nos artefatos do SGB.</text:span></text:span></text:p>
      <text:h text:style-name="P14" text:outline-level="1"><text:bookmark-start text:name="_Toc338917871"/><text:bookmark-start text:name="h.1fob9te"/><text:bookmark-start text:name="__RefHeading__3198_103755458"/><text:span text:style-name="Fonte_20_parág._20_padrão"><text:span text:style-name="T18">2 </text:span></text:span><text:bookmark-end text:name="_Toc338917871"/><text:bookmark-end text:name="h.1fob9te"/><text:span text:style-name="Fonte_20_parág._20_padrão"><text:span text:style-name="T18">Propósitos</text:span></text:span><text:bookmark-end text:name="__RefHeading__3198_103755458"/></text:h>
      <text:p text:style-name="P12"><text:span text:style-name="T31">Este documento tem como finalidade criar o padrão a ser seguido por todos os membros da equipe permitindo que se mantenha </text:span><text:span text:style-name="Fonte_20_parág._20_padrão"><text:span text:style-name="T32">a integridade dos artefatos gerados de acordo com a nomenclatura e regras para o versionamento, estrutura de diretórios, a identificação de papéis e responsabilidades.</text:span></text:span></text:p>
      <text:p text:style-name="P11"><text:span text:style-name="Fonte_20_parág._20_padrão"><text:span text:style-name="T11">Para que isso aconteça serão detalhados os recursos necessários (equipes, ferramentas e ambiente), as responsabilidades para a gerência de configuração do SGB.</text:span></text:span></text:p>
      <text:h text:style-name="P30" text:outline-level="2"><text:bookmark-start text:name="_Toc338917872"/><text:bookmark-start text:name="h.3znysh7"/><text:bookmark-start text:name="__RefHeading__3200_103755458"/><text:span text:style-name="Fonte_20_parág._20_padrão"><text:span text:style-name="T18">2.1 </text:span></text:span><text:bookmark-end text:name="_Toc338917872"/><text:bookmark-end text:name="h.3znysh7"/><text:span text:style-name="Fonte_20_parág._20_padrão"><text:span text:style-name="T18">Público Alvo</text:span></text:span><text:bookmark-end text:name="__RefHeading__3200_103755458"/></text:h>
      <text:p text:style-name="P4"><text:span text:style-name="Fonte_20_parág._20_padrão"><text:span text:style-name="T11"><text:tab/>Este documento destina-se a todos os membros da equipe, bem como ao Solicitante, Equipe de TI e usuários do sistema.</text:span></text:span></text:p>
      <text:h text:style-name="P14" text:outline-level="1"><text:bookmark-start text:name="__RefHeading__3202_103755458"/><text:span text:style-name="Fonte_20_parág._20_padrão"><text:span text:style-name="T18">3 </text:span></text:span><text:bookmark-start text:name="_Toc338917873"/><text:bookmark-start text:name="h.2et92p0"/><text:span text:style-name="Fonte_20_parág._20_padrão"><text:span text:style-name="T18">E</text:span></text:span><text:bookmark-end text:name="_Toc338917873"/><text:bookmark-end text:name="h.2et92p0"/><text:span text:style-name="Fonte_20_parág._20_padrão"><text:span text:style-name="T18">scopo</text:span></text:span><text:bookmark-end text:name="__RefHeading__3202_103755458"/></text:h>
      <text:p text:style-name="P4"><text:span text:style-name="Fonte_20_parág._20_padrão"><text:span text:style-name="T11"><text:tab/>Este documento descreve as ferramentas necessárias para a realização da configuração pela equipe responsável pelo desenvolvimento dos artefatos de software do SGB. </text:span></text:span></text:p>
      <text:h text:style-name="P14" text:outline-level="1"><text:bookmark-start text:name="__RefHeading__3266_398758807"/><text:span text:style-name="Fonte_20_parág._20_padrão"><text:span text:style-name="T19">4 Convenções, Abreviações e Termos</text:span></text:span><text:bookmark-end text:name="__RefHeading__3266_398758807"/></text:h>
      <text:p text:style-name="P41"><text:tab/>Definições de todas as convenções, abreviações e termos utilizados neste document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<text:span text:style-name="Fonte_20_parág._20_padrão"><text:span text:style-name="T29">Termo</text:span></text:span></text:p>
          </table:table-cell>
          <table:table-cell table:style-name="Tabela3.B1" office:value-type="string">
            <text:p text:style-name="P9"><text:span text:style-name="Fonte_20_parág._20_padrão"><text:span text:style-name="T29">Descrição</text:span></text:span></text:p>
          </table:table-cell>
        </table:table-row>
        <table:table-row>
          <table:table-cell table:style-name="Tabela3.A3" office:value-type="string">
            <text:p text:style-name="P9"><text:span text:style-name="Fonte_20_parág._20_padrão"><text:span text:style-name="T28">SGB</text:span></text:span></text:p>
          </table:table-cell>
          <table:table-cell table:style-name="Tabela3.B3" office:value-type="string">
            <text:p text:style-name="P9"><text:span text:style-name="Fonte_20_parág._20_padrão"><text:span text:style-name="T28">Sistema de Gestão Bibliográfica</text:span></text:span></text:p>
          </table:table-cell>
        </table:table-row>
        <text:soft-page-break/>
        <table:table-row>
          <table:table-cell table:style-name="Tabela3.A3" office:value-type="string">
            <text:p text:style-name="P9"><text:span text:style-name="Fonte_20_parág._20_padrão"><text:span text:style-name="T28">GCO</text:span></text:span></text:p>
          </table:table-cell>
          <table:table-cell table:style-name="Tabela3.B3" office:value-type="string">
            <text:p text:style-name="P9"><text:span text:style-name="Fonte_20_parág._20_padrão"><text:span text:style-name="T28">Gerente de Configuração</text:span></text:span></text:p>
          </table:table-cell>
        </table:table-row>
      </table:table>
      <text:p text:style-name="P18"><text:bookmark-start text:name="__RefHeading__3268_398758807"/><text:span text:style-name="Fonte_20_parág._20_padrão"><text:span text:style-name="T13">Tabela 1 - Convenções, Abreviações e Termos</text:span></text:span><text:bookmark-end text:name="__RefHeading__3268_398758807"/></text:p>
      <text:h text:style-name="P14" text:outline-level="1"><text:bookmark-start text:name="__RefHeading__3270_398758807"/><text:span text:style-name="Fonte_20_parág._20_padrão"><text:span text:style-name="T19">5 Identificação da Configuração</text:span></text:span><text:bookmark-end text:name="__RefHeading__3270_398758807"/></text:h>
      <text:h text:style-name="P28" text:outline-level="6"><text:span text:style-name="Fonte_20_parág._20_padrão"><text:span text:style-name="T14">Segue <text:s/>abaixo as normas para identificação dos itens de configuração.</text:span></text:span></text:h>
      <text:h text:style-name="P30" text:outline-level="2"><text:bookmark-start text:name="__RefHeading__3272_398758807"/><text:span text:style-name="Fonte_20_parág._20_padrão"><text:span text:style-name="T20">5.1 Nomenclatura dos Itens de Configuração</text:span></text:span><text:bookmark-end text:name="__RefHeading__3272_398758807"/></text:h>
      <text:p text:style-name="P41"><text:tab/><text:span text:style-name="T1">Os documentos do projeto deverão possuir a seguinte nomenclatura:</text:span></text:p>
      <text:p text:style-name="P42">&lt;SIGLA_PROJETO&gt;_&lt;ACRONIMO_ARQUIVO&gt;_&lt;NOME_ARQUIVO&gt;.&lt;EXTENSÃO&gt;.</text:p>
      <text:p text:style-name="P42"><text:tab/>Os campos citados acima deverão ser substituídos pelos dados, sem acentos e espaços em branco, definidos em:</text:p>
      <text:list xml:id="list36372101" text:style-name="LS3">
        <text:list-item>
          <text:p text:style-name="P43">&lt;SIGLA_PROJETO&gt;: A sigla do projeto corrente, ou seja, SGB.</text:p>
        </text:list-item>
        <text:list-item>
          <text:p text:style-name="P43">&lt;ACRONIMO_ARQUIVO&gt;: Acrônimo do tipo do arquivo definido em 5.1.2</text:p>
        </text:list-item>
        <text:list-item>
          <text:p text:style-name="P43">&lt;NOME_ARQUIVO&gt;: Nome do arquivo em Camel Case</text:p>
        </text:list-item>
        <text:list-item>
          <text:p text:style-name="P48">&lt;EXTENSÃO&gt;: Extensão do arquivo</text:p>
        </text:list-item>
      </text:list>
      <text:p text:style-name="P16"><text:bookmark-start text:name="__RefHeading__3274_398758807"/><text:span text:style-name="Fonte_20_parág._20_padrão"><text:span text:style-name="T15"><text:tab/>Um exemplo de nomenclatura de arquivo é utilizando a definição acima é : SGB_GCONF_PlanoDeGerenciaDeConfiguracao.pdf.</text:span></text:span><text:bookmark-end text:name="__RefHeading__3274_398758807"/></text:p>
      <text:p text:style-name="P17"><text:span text:style-name="Fonte_20_parág._20_padrão"><text:span text:style-name="T15"><text:tab/></text:span></text:span><text:span text:style-name="Fonte_20_parág._20_padrão"><text:span text:style-name="T16">Esta regra de nomenclatura não se aplica aos arquivos de codificação que se encontram no diretório Desenvolvimento/Codigo_Fonte, visto de que eles terão sua nomenclatura definida pelo documento SGB_CONJAVA_PadraoDeCodificacaoJava. </text:span></text:span></text:p>
      <text:p text:style-name="P17"><text:span text:style-name="Fonte_20_parág._20_padrão"><text:span text:style-name="T17"><text:tab/>O Gestor de Configuração é responsável por checar se a nomenclatura está correta. Caso ela não esteja o Gestor de Configuração é responsável por comunicar aos criadores dos documentos a necessidade de correção da nomenclatura. Se não ocorrer a alteração solicitada é permitido ao Gestor alterar o nome do documento para que fique de acordo com o padrão. </text:span></text:span></text:p>
      <text:h text:style-name="P30" text:outline-level="2"><text:bookmark-start text:name="__RefHeading__3276_398758807"/><text:span text:style-name="Fonte_20_parág._20_padrão"><text:span text:style-name="T18">5.2</text:span></text:span><text:bookmark-start text:name="h.iakn9dcgy99q"/><text:bookmark-start text:name="_Toc338918236"/><text:span text:style-name="Fonte_20_parág._20_padrão"><text:span text:style-name="T18"> Acrônimos</text:span></text:span><text:bookmark-end text:name="__RefHeading__3276_398758807"/><text:bookmark-end text:name="h.iakn9dcgy99q"/><text:bookmark-end text:name="_Toc338918236"/></text:h>
      <text:p text:style-name="P41"><text:tab/>Segue abaixo a definição dos acrônimos de todos os artefatos do projeto com a definição do tipo de documento correspondente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<text:span text:style-name="Fonte_20_parág._20_padrão"><text:span text:style-name="T33">Acrônimo</text:span></text:span></text:p>
          </table:table-cell>
          <table:table-cell table:style-name="Tabela5.B1" office:value-type="string">
            <text:p text:style-name="P9"><text:span text:style-name="Fonte_20_parág._20_padrão"><text:span text:style-name="T33">Tipo de Documento</text:span></text:span></text:p>
          </table:table-cell>
        </table:table-row>
        <text:soft-page-break/>
        <table:table-row>
          <table:table-cell table:style-name="Tabela5.A22" office:value-type="string">
            <text:p text:style-name="P52">TAP</text:p>
          </table:table-cell>
          <table:table-cell table:style-name="Tabela5.B22" office:value-type="string">
            <text:p text:style-name="P52">Termo de abertura do projeto</text:p>
          </table:table-cell>
        </table:table-row>
        <table:table-row>
          <table:table-cell table:style-name="Tabela5.A22" office:value-type="string">
            <text:p text:style-name="P52">ANVI</text:p>
          </table:table-cell>
          <table:table-cell table:style-name="Tabela5.B22" office:value-type="string">
            <text:p text:style-name="P52">Análise de Viabilidade </text:p>
          </table:table-cell>
        </table:table-row>
        <table:table-row>
          <table:table-cell table:style-name="Tabela5.A22" office:value-type="string">
            <text:p text:style-name="P52">CONOPS</text:p>
          </table:table-cell>
          <table:table-cell table:style-name="Tabela5.B22" office:value-type="string">
            <text:p text:style-name="P52">Conceito de Operações</text:p>
          </table:table-cell>
        </table:table-row>
        <table:table-row>
          <table:table-cell table:style-name="Tabela5.A22" office:value-type="string">
            <text:p text:style-name="P52">MDCV</text:p>
          </table:table-cell>
          <table:table-cell table:style-name="Tabela5.B22" office:value-type="string">
            <text:p text:style-name="P52">Modelo de Ciclo de Vida</text:p>
          </table:table-cell>
        </table:table-row>
        <table:table-row>
          <table:table-cell table:style-name="Tabela5.A22" office:value-type="string">
            <text:p text:style-name="P52">METEST</text:p>
          </table:table-cell>
          <table:table-cell table:style-name="Tabela5.B22" office:value-type="string">
            <text:p text:style-name="P52">Métricas e Estimativas</text:p>
          </table:table-cell>
        </table:table-row>
        <table:table-row>
          <table:table-cell table:style-name="Tabela5.A22" office:value-type="string">
            <text:p text:style-name="P52">ADF</text:p>
          </table:table-cell>
          <table:table-cell table:style-name="Tabela5.B22" office:value-type="string">
            <text:p text:style-name="P52">Análise e Definição de Ferramentas</text:p>
          </table:table-cell>
        </table:table-row>
        <table:table-row>
          <table:table-cell table:style-name="Tabela5.A22" office:value-type="string">
            <text:p text:style-name="P52">ATAR</text:p>
          </table:table-cell>
          <table:table-cell table:style-name="Tabela5.B22" office:value-type="string">
            <text:p text:style-name="P52">Ata de reunião</text:p>
          </table:table-cell>
        </table:table-row>
        <table:table-row>
          <table:table-cell table:style-name="Tabela5.A22" office:value-type="string">
            <text:p text:style-name="P52">ATARAP</text:p>
          </table:table-cell>
          <table:table-cell table:style-name="Tabela5.B22" office:value-type="string">
            <text:p text:style-name="P52">Ata de reunião da Abertura do projeto</text:p>
          </table:table-cell>
        </table:table-row>
        <table:table-row>
          <table:table-cell table:style-name="Tabela5.A22" office:value-type="string">
            <text:p text:style-name="P52">WBS</text:p>
          </table:table-cell>
          <table:table-cell table:style-name="Tabela5.B22" office:value-type="string">
            <text:p text:style-name="P52">Work Breakdown Structure (EAP)</text:p>
          </table:table-cell>
        </table:table-row>
        <table:table-row>
          <table:table-cell table:style-name="Tabela5.A22" office:value-type="string">
            <text:p text:style-name="P52">ESC</text:p>
          </table:table-cell>
          <table:table-cell table:style-name="Tabela5.B22" office:value-type="string">
            <text:p text:style-name="P52">Escopo preliminar</text:p>
          </table:table-cell>
        </table:table-row>
        <table:table-row>
          <table:table-cell table:style-name="Tabela5.A22" office:value-type="string">
            <text:p text:style-name="P52">ANRI</text:p>
          </table:table-cell>
          <table:table-cell table:style-name="Tabela5.B22" office:value-type="string">
            <text:p text:style-name="P52">Análise de riscos</text:p>
          </table:table-cell>
        </table:table-row>
        <table:table-row>
          <table:table-cell table:style-name="Tabela5.A22" office:value-type="string">
            <text:p text:style-name="P52">ALRH</text:p>
          </table:table-cell>
          <table:table-cell table:style-name="Tabela5.B22" office:value-type="string">
            <text:p text:style-name="P52">Alocação de Recursos Humanos</text:p>
          </table:table-cell>
        </table:table-row>
        <table:table-row>
          <table:table-cell table:style-name="Tabela5.A22" office:value-type="string">
            <text:p text:style-name="P52">CRON</text:p>
          </table:table-cell>
          <table:table-cell table:style-name="Tabela5.B22" office:value-type="string">
            <text:p text:style-name="P52">Cronograma</text:p>
          </table:table-cell>
        </table:table-row>
        <table:table-row>
          <table:table-cell table:style-name="Tabela5.A21" office:value-type="string">
            <text:p text:style-name="P52">PLROD</text:p>
          </table:table-cell>
          <table:table-cell table:style-name="Tabela5.B22" office:value-type="string">
            <text:p text:style-name="P52">Plano de rodízio de integrantes</text:p>
          </table:table-cell>
        </table:table-row>
        <table:table-row>
          <table:table-cell table:style-name="Tabela5.A21" office:value-type="string">
            <text:p text:style-name="P52">PLGC</text:p>
          </table:table-cell>
          <table:table-cell table:style-name="Tabela5.B22" office:value-type="string">
            <text:p text:style-name="P52">Plano de Gerência de Configuração</text:p>
          </table:table-cell>
        </table:table-row>
        <table:table-row>
          <table:table-cell table:style-name="Tabela5.A21" office:value-type="string">
            <text:p text:style-name="P52">PRGC</text:p>
          </table:table-cell>
          <table:table-cell table:style-name="Tabela5.B22" office:value-type="string">
            <text:p text:style-name="P52">Processo de Gerência de Configuração</text:p>
          </table:table-cell>
        </table:table-row>
        <table:table-row>
          <table:table-cell table:style-name="Tabela5.A21" office:value-type="string">
            <text:p text:style-name="P16"><text:bookmark-start text:name="h.pnsnylqihnl1"/><text:bookmark-start text:name="_Toc338918237"/><text:bookmark-start text:name="__RefHeading__3278_398758807"/><text:span text:style-name="Fonte_20_parág._20_padrão"><text:span text:style-name="T12">P</text:span></text:span><text:bookmark-end text:name="h.pnsnylqihnl1"/><text:bookmark-end text:name="_Toc338918237"/><text:span text:style-name="Fonte_20_parág._20_padrão"><text:span text:style-name="T12">RGQA</text:span></text:span><text:bookmark-end text:name="__RefHeading__3278_398758807"/></text:p>
          </table:table-cell>
          <table:table-cell table:style-name="Tabela5.B22" office:value-type="string">
            <text:p text:style-name="P16"><text:bookmark-start text:name="h.baqodbvlc1h2"/><text:bookmark-start text:name="_Toc338918238"/><text:bookmark-start text:name="__RefHeading__3280_398758807"/><text:span text:style-name="Fonte_20_parág._20_padrão"><text:span text:style-name="T12">P</text:span></text:span><text:bookmark-end text:name="h.baqodbvlc1h2"/><text:bookmark-end text:name="_Toc338918238"/><text:span text:style-name="Fonte_20_parág._20_padrão"><text:span text:style-name="T12">rocesso de Gerência de Qualidade</text:span></text:span><text:bookmark-end text:name="__RefHeading__3280_398758807"/></text:p>
          </table:table-cell>
        </table:table-row>
        <table:table-row>
          <table:table-cell table:style-name="Tabela5.A21" office:value-type="string">
            <text:p text:style-name="P20">PLRH</text:p>
          </table:table-cell>
          <table:table-cell table:style-name="Tabela5.B22" office:value-type="string">
            <text:p text:style-name="P20">Plano de Recursos Humanos</text:p>
          </table:table-cell>
        </table:table-row>
        <table:table-row>
          <table:table-cell table:style-name="Tabela5.A21" office:value-type="string">
            <text:p text:style-name="P20">PLCOM</text:p>
          </table:table-cell>
          <table:table-cell table:style-name="Tabela5.B22" office:value-type="string">
            <text:p text:style-name="P20">Plano de Comunicação</text:p>
          </table:table-cell>
        </table:table-row>
        <table:table-row>
          <table:table-cell table:style-name="Tabela5.A21" office:value-type="string">
            <text:p text:style-name="P20">PCE</text:p>
          </table:table-cell>
          <table:table-cell table:style-name="Tabela5.B22" office:value-type="string">
            <text:p text:style-name="P20">Planilha de Capacitação da Equipe</text:p>
          </table:table-cell>
        </table:table-row>
        <table:table-row>
          <table:table-cell table:style-name="Tabela5.A22" office:value-type="string">
            <text:p text:style-name="P52">CHKQA</text:p>
          </table:table-cell>
          <table:table-cell table:style-name="Tabela5.B22" office:value-type="string">
            <text:p text:style-name="P52">Checklist de Qualidade</text:p>
          </table:table-cell>
        </table:table-row>
        <table:table-row>
          <table:table-cell table:style-name="Tabela5.A23" office:value-type="string">
            <text:p text:style-name="P52">TEMPL</text:p>
          </table:table-cell>
          <table:table-cell table:style-name="Tabela5.B23" office:value-type="string">
            <text:p text:style-name="P52">Documentos de Template</text:p>
          </table:table-cell>
        </table:table-row>
        <table:table-row>
          <table:table-cell table:style-name="Tabela5.A24" office:value-type="string">
            <text:p text:style-name="P52">RAIND</text:p>
          </table:table-cell>
          <table:table-cell table:style-name="Tabela5.B24" office:value-type="string">
            <text:p text:style-name="P52">Relatório de avaliação individual</text:p>
          </table:table-cell>
        </table:table-row>
        <table:table-row>
          <table:table-cell table:style-name="Tabela5.A25" office:value-type="string">
            <text:p text:style-name="P52">ANFER</text:p>
          </table:table-cell>
          <table:table-cell table:style-name="Tabela5.B25" office:value-type="string">
            <text:p text:style-name="P52">Análise e Definição de Ferramentas</text:p>
          </table:table-cell>
        </table:table-row>
        <table:table-row>
          <table:table-cell table:style-name="Tabela5.A28" office:value-type="string">
            <text:p text:style-name="P52">CONJAVA</text:p>
          </table:table-cell>
          <table:table-cell table:style-name="Tabela5.B28" office:value-type="string">
            <text:p text:style-name="P52">Padrão de Codificação Java</text:p>
          </table:table-cell>
        </table:table-row>
        <table:table-row>
          <table:table-cell table:style-name="Tabela5.A28" office:value-type="string">
            <text:p text:style-name="P53"><text:span text:style-name="T24">TUTO</text:span></text:p>
          </table:table-cell>
          <table:table-cell table:style-name="Tabela5.B28" office:value-type="string">
            <text:p text:style-name="P53"><text:span text:style-name="T24">Documentos de tutoriais</text:span></text:p>
          </table:table-cell>
        </table:table-row>
        <table:table-row>
          <table:table-cell table:style-name="Tabela5.A28" office:value-type="string">
            <text:p text:style-name="P53"><text:span text:style-name="T24">PCP</text:span></text:p>
          </table:table-cell>
          <table:table-cell table:style-name="Tabela5.B28" office:value-type="string">
            <text:p text:style-name="P53"><text:span text:style-name="T24">Planilha de Custos por Profissional</text:span></text:p>
          </table:table-cell>
        </table:table-row>
        <table:table-row>
          <table:table-cell table:style-name="Tabela5.A31" office:value-type="string">
            <text:p text:style-name="P53"><text:span text:style-name="T24">MC</text:span></text:p>
          </table:table-cell>
          <table:table-cell table:style-name="Tabela5.B31" office:value-type="string">
            <text:p text:style-name="P53"><text:span text:style-name="T24">Métricas de custo</text:span></text:p>
          </table:table-cell>
        </table:table-row>
        <table:table-row>
          <table:table-cell table:style-name="Tabela5.A31" office:value-type="string">
            <text:p text:style-name="P53"><text:span text:style-name="T23">PLEREQ</text:span></text:p>
          </table:table-cell>
          <table:table-cell table:style-name="Tabela5.B31" office:value-type="string">
            <text:p text:style-name="P53"><text:span text:style-name="T24">Plano de Engenharia de Requisitos</text:span></text:p>
          </table:table-cell>
        </table:table-row>
        <table:table-row>
          <table:table-cell table:style-name="Tabela5.A31" office:value-type="string">
            <text:p text:style-name="P53"><text:span text:style-name="T23">DESREQ</text:span></text:p>
          </table:table-cell>
          <table:table-cell table:style-name="Tabela5.B31" office:value-type="string">
            <text:p text:style-name="P53"><text:span text:style-name="T24">Documentos de Especificação de Requisitos</text:span></text:p>
          </table:table-cell>
        </table:table-row>
        <table:table-row>
          <table:table-cell table:style-name="Tabela5.A32" office:value-type="string">
            <text:p text:style-name="P54"><text:span text:style-name="T25">PS</text:span></text:p>
          </table:table-cell>
          <table:table-cell table:style-name="Tabela5.B32" office:value-type="string">
            <text:p text:style-name="P54"><text:span text:style-name="T25">Projeto de Software</text:span></text:p>
          </table:table-cell>
        </table:table-row>
      </table:table>
      <text:p text:style-name="P19">Tabela 2 - Acrônimos</text:p>
      <text:h text:style-name="P30" text:outline-level="2"><text:bookmark-start text:name="__RefHeading__3282_398758807"/><text:span text:style-name="Fonte_20_parág._20_padrão"><text:span text:style-name="T18">5</text:span></text:span><text:bookmark-start text:name="_Toc338918239"/><text:bookmark-start text:name="h.b0uld4tue97h"/><text:span text:style-name="Fonte_20_parág._20_padrão"><text:span text:style-name="T18">.</text:span></text:span><text:bookmark-end text:name="h.b0uld4tue97h"/><text:span text:style-name="Fonte_20_parág._20_padrão"><text:span text:style-name="T18">3 Local de Armazenamento</text:span></text:span><text:bookmark-end text:name="__RefHeading__3282_398758807"/><text:bookmark-end text:name="_Toc338918239"/></text:h>
      <text:p text:style-name="P13"><text:soft-page-break/><text:span text:style-name="Fonte_20_parág._20_padrão"><text:span text:style-name="T34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13"><text:span text:style-name="Fonte_20_parág._20_padrão"><text:span text:style-name="T34">O caminho definido para o armazenamento dos artefatos a serem controlados pela ferramenta é </text:span></text:span><text:span text:style-name="Fonte_20_parág._20_padrão"><text:span text:style-name="T35">https://sgb-02-2012.googlecode.com/svn/</text:span></text:span><text:span text:style-name="Fonte_20_parág._20_padrão"><text:span text:style-name="T34">.</text:span></text:span></text:p>
      <text:p text:style-name="P41"/>
      <text:h text:style-name="P31" text:outline-level="2"><text:bookmark-start text:name="__RefHeading__3284_398758807"/>5<text:bookmark-start text:name="h.pw204k7sft3w"/><text:bookmark-start text:name="_Toc338918240"/>.4 Estrutura de Diretórios<text:bookmark-end text:name="__RefHeading__3284_398758807"/><text:bookmark-end text:name="h.pw204k7sft3w"/><text:bookmark-end text:name="_Toc338918240"/></text:h>
      <text:p text:style-name="P41"><text:tab/>O local de armazenamento deverá ter a estrutura definida abaixo. Todos os usuários terão permissão de leitura a todo os documentos do repositório. A permissão de escrita também é definida abaixo indicando quais papéis tem esse direito. <text:span text:style-name="T36">O Gestor de Configuração é o responsável por administrar a estrutura de diretórios, criando, removendo e atualizando esta estrutura. 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7">Diretório</text:p>
          </table:table-cell>
          <table:table-cell table:style-name="Tabela6.B1" office:value-type="string">
            <text:p text:style-name="P47">Permissão Escrita</text:p>
          </table:table-cell>
        </table:table-row>
        <table:table-row>
          <table:table-cell table:style-name="Tabela6.A2" office:value-type="string">
            <text:p text:style-name="P49">Biblioteca_Virtual</text:p>
          </table:table-cell>
          <table:table-cell table:style-name="Tabela6.B2" office:value-type="string">
            <text:p text:style-name="P49">Todos</text:p>
          </table:table-cell>
        </table:table-row>
        <table:table-row>
          <table:table-cell table:style-name="Tabela6.A3" office:value-type="string">
            <text:p text:style-name="P49">Desenvolvimento</text:p>
          </table:table-cell>
          <table:table-cell table:style-name="Tabela6.B3" office:value-type="string">
            <text:p text:style-name="P49">Equipe Técnica</text:p>
          </table:table-cell>
        </table:table-row>
        <table:table-row>
          <table:table-cell table:style-name="Tabela6.A4" office:value-type="string">
            <text:p text:style-name="P49">Desenvolvimento\Projeto</text:p>
          </table:table-cell>
          <table:table-cell table:style-name="Tabela6.B4" office:value-type="string">
            <text:p text:style-name="P49">Projetista</text:p>
          </table:table-cell>
        </table:table-row>
        <table:table-row>
          <table:table-cell table:style-name="Tabela6.A5" office:value-type="string">
            <text:p text:style-name="P49">Garantia_da_Qualidade</text:p>
          </table:table-cell>
          <table:table-cell table:style-name="Tabela6.B5" office:value-type="string">
            <text:p text:style-name="P49">Gestor de Qualidade do Processo</text:p>
            <text:p text:style-name="P49">Gestor de Qualidade do Produto</text:p>
          </table:table-cell>
        </table:table-row>
        <table:table-row>
          <table:table-cell table:style-name="Tabela6.A6" office:value-type="string">
            <text:p text:style-name="P49">Gerencia_de_Configuracao</text:p>
          </table:table-cell>
          <table:table-cell table:style-name="Tabela6.B6" office:value-type="string">
            <text:p text:style-name="P49">Gestor de Configuração</text:p>
          </table:table-cell>
        </table:table-row>
        <table:table-row>
          <table:table-cell table:style-name="Tabela6.A7" office:value-type="string">
            <text:p text:style-name="P49">Gerencia_de_Configuracao\Template</text:p>
          </table:table-cell>
          <table:table-cell table:style-name="Tabela6.B7" office:value-type="string">
            <text:p text:style-name="P49">Gestor de Configuração</text:p>
          </table:table-cell>
        </table:table-row>
        <table:table-row>
          <table:table-cell table:style-name="Tabela6.A8" office:value-type="string">
            <text:p text:style-name="P49">Gerencia_de_Projeto\Aquisicao</text:p>
          </table:table-cell>
          <table:table-cell table:style-name="Tabela6.B8" office:value-type="string">
            <text:p text:style-name="P49">Gestor de Aquisição</text:p>
          </table:table-cell>
        </table:table-row>
        <table:table-row>
          <table:table-cell table:style-name="Tabela6.A9" office:value-type="string">
            <text:p text:style-name="P49">Gerencia_de_Projeto\Comunicacao</text:p>
          </table:table-cell>
          <table:table-cell table:style-name="Tabela6.B9" office:value-type="string">
            <text:p text:style-name="P49">Gestor de Comunicação</text:p>
          </table:table-cell>
        </table:table-row>
        <table:table-row>
          <table:table-cell table:style-name="Tabela6.A10" office:value-type="string">
            <text:p text:style-name="P49">Gerencia_de_Projeto\Comunicacao\Realizada</text:p>
          </table:table-cell>
          <table:table-cell table:style-name="Tabela6.B10" office:value-type="string">
            <text:p text:style-name="P49">Gestor de Comunicação</text:p>
          </table:table-cell>
        </table:table-row>
        <table:table-row>
          <table:table-cell table:style-name="Tabela6.A11" office:value-type="string">
            <text:p text:style-name="P49">Gerencia_de_Projeto\Custo</text:p>
          </table:table-cell>
          <table:table-cell table:style-name="Tabela6.B11" office:value-type="string">
            <text:p text:style-name="P49">Gestor de Custo</text:p>
          </table:table-cell>
        </table:table-row>
        <table:table-row>
          <table:table-cell table:style-name="Tabela6.A12" office:value-type="string">
            <text:p text:style-name="P49">Gerencia_de_Projeto\Escopo</text:p>
          </table:table-cell>
          <table:table-cell table:style-name="Tabela6.B12" office:value-type="string">
            <text:p text:style-name="P49">Gestor de Escopo</text:p>
          </table:table-cell>
        </table:table-row>
        <table:table-row>
          <table:table-cell table:style-name="Tabela6.A13" office:value-type="string">
            <text:p text:style-name="P49">Gerencia_de_Projeto\Integracao</text:p>
          </table:table-cell>
          <table:table-cell table:style-name="Tabela6.B13" office:value-type="string">
            <text:p text:style-name="P49">Gestor de Integração</text:p>
          </table:table-cell>
        </table:table-row>
        <table:table-row>
          <table:table-cell table:style-name="Tabela6.A14" office:value-type="string">
            <text:p text:style-name="P49">Gerencia_de_Projeto\Recursos_Humanos</text:p>
          </table:table-cell>
          <table:table-cell table:style-name="Tabela6.B14" office:value-type="string">
            <text:p text:style-name="P49">Gestor de Recursos Humanos</text:p>
          </table:table-cell>
        </table:table-row>
        <table:table-row>
          <table:table-cell table:style-name="Tabela6.A15" office:value-type="string">
            <text:p text:style-name="P49">Gerencia_de_Projeto\Recursos_Humanos\Atesta<text:soft-page-break/>dos_E_Justificativas</text:p>
          </table:table-cell>
          <table:table-cell table:style-name="Tabela6.B15" office:value-type="string">
            <text:p text:style-name="P49">Gestor de Recursos Humanos</text:p>
          </table:table-cell>
        </table:table-row>
        <table:table-row>
          <table:table-cell table:style-name="Tabela6.A16" office:value-type="string">
            <text:p text:style-name="P49">Gerencia_de_Projeto\Risco</text:p>
          </table:table-cell>
          <table:table-cell table:style-name="Tabela6.B16" office:value-type="string">
            <text:p text:style-name="P49">Gestor de Riscos</text:p>
          </table:table-cell>
        </table:table-row>
        <table:table-row>
          <table:table-cell table:style-name="Tabela6.A17" office:value-type="string">
            <text:p text:style-name="P49">Gerencia_de_Projeto\Template</text:p>
          </table:table-cell>
          <table:table-cell table:style-name="Tabela6.B17" office:value-type="string">
            <text:p text:style-name="P49">Equipe de Gestão</text:p>
          </table:table-cell>
        </table:table-row>
        <table:table-row>
          <table:table-cell table:style-name="Tabela6.A18" office:value-type="string">
            <text:p text:style-name="P49">Gerencia_de_Projeto\Tempo</text:p>
          </table:table-cell>
          <table:table-cell table:style-name="Tabela6.B18" office:value-type="string">
            <text:p text:style-name="P49">Gestor de Tempo</text:p>
          </table:table-cell>
        </table:table-row>
        <table:table-row>
          <table:table-cell table:style-name="Tabela6.A19" office:value-type="string">
            <text:p text:style-name="P49">Medição</text:p>
          </table:table-cell>
          <table:table-cell table:style-name="Tabela6.B19" office:value-type="string">
            <text:p text:style-name="P49">Gestor de Medição</text:p>
          </table:table-cell>
        </table:table-row>
        <table:table-row>
          <table:table-cell table:style-name="Tabela6.A20" office:value-type="string">
            <text:p text:style-name="P49">Relatorios_Individuais</text:p>
          </table:table-cell>
          <table:table-cell table:style-name="Tabela6.B20" office:value-type="string">
            <text:p text:style-name="P49">Gestor de Configuração</text:p>
          </table:table-cell>
        </table:table-row>
        <table:table-row>
          <table:table-cell table:style-name="Tabela6.A30" office:value-type="string">
            <text:p text:style-name="P49">Relatorios_Individuais\Concepcao</text:p>
          </table:table-cell>
          <table:table-cell table:style-name="Tabela6.B30" office:value-type="string">
            <text:p text:style-name="P49">Todos</text:p>
          </table:table-cell>
        </table:table-row>
        <table:table-row>
          <table:table-cell table:style-name="Tabela6.A30" office:value-type="string">
            <text:p text:style-name="P50">Relatorios_Individuais\Con<text:span text:style-name="T40">strucao_Iteracao1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Relatorios_Individuais\Con<text:span text:style-name="T40">strucao_Iteracao2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<text:span text:style-name="T40">Relatorios_Individuais\Construcao_Iteracao3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Relatorios_Individuais\Con<text:span text:style-name="T40">strucao_Iteracao4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Relatorios_Individuais\Con<text:span text:style-name="T40">strucao_Iteracao5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Relatorios_Individuais\Con<text:span text:style-name="T40">strucao_Iteracao6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Relatorios_Individuais\Con<text:span text:style-name="T40">strucao_Iteracao7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0">Relatorios_Individuais\<text:span text:style-name="T40">Encerramento</text:span>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Relatorios_Individuais\<text:span text:style-name="T40">Planejamento</text:span></text:p>
          </table:table-cell>
          <table:table-cell table:style-name="Tabela6.B30" office:value-type="string">
            <text:p text:style-name="P51"><text:span text:style-name="T40">Todos</text:span></text:p>
          </table:table-cell>
        </table:table-row>
        <table:table-row>
          <table:table-cell table:style-name="Tabela6.A31" office:value-type="string">
            <text:p text:style-name="P49">Requisitos</text:p>
          </table:table-cell>
          <table:table-cell table:style-name="Tabela6.B31" office:value-type="string">
            <text:p text:style-name="P49">Engenheiro de Requisitos</text:p>
            <text:p text:style-name="P49">Engenheiro de Usabilidade</text:p>
          </table:table-cell>
        </table:table-row>
        <table:table-row>
          <table:table-cell table:style-name="Tabela6.A32" office:value-type="string">
            <text:p text:style-name="P49">Requisitos\Analise</text:p>
          </table:table-cell>
          <table:table-cell table:style-name="Tabela6.B32" office:value-type="string">
            <text:p text:style-name="P49">Engenheiro de Requisitos</text:p>
            <text:p text:style-name="P49">Engenheiro de Usabilidade</text:p>
          </table:table-cell>
        </table:table-row>
        <table:table-row>
          <table:table-cell table:style-name="Tabela6.A33" office:value-type="string">
            <text:p text:style-name="P49">Requisitos\Gerencia</text:p>
          </table:table-cell>
          <table:table-cell table:style-name="Tabela6.B33" office:value-type="string">
            <text:p text:style-name="P49">Engenheiro de Requisitos</text:p>
          </table:table-cell>
        </table:table-row>
        <table:table-row>
          <table:table-cell table:style-name="Tabela6.A34" office:value-type="string">
            <text:p text:style-name="P49">Requisitos\Template</text:p>
          </table:table-cell>
          <table:table-cell table:style-name="Tabela6.B34" office:value-type="string">
            <text:p text:style-name="P49">Engenheiro de Requisitos</text:p>
            <text:p text:style-name="P49">Engenheiro de Usabilidade</text:p>
          </table:table-cell>
        </table:table-row>
      </table:table>
      <text:p text:style-name="P44">Tabela 3 – Estrutura de Diretórios</text:p>
      <text:h text:style-name="P31" text:outline-level="2"><text:span text:style-name="T37"/></text:h>
      <text:h text:style-name="P31" text:outline-level="2"><text:span text:style-name="T37"/></text:h>
      <text:h text:style-name="P31" text:outline-level="2"><text:soft-page-break/><text:span text:style-name="T37"/></text:h>
      <text:h text:style-name="P15" text:outline-level="1"><text:span text:style-name="T37">6 Padrões e ferramentas </text:span></text:h>
      <text:h text:style-name="P31" text:outline-level="2"><text:bookmark-start text:name="__RefHeading__3286_398758807"/><text:span text:style-name="T37">6</text:span><text:bookmark-start text:name="h.6w98cny1efjm"/><text:bookmark-start text:name="_Toc338918241"/>.<text:span text:style-name="T37">1</text:span> Ferramentas<text:bookmark-end text:name="__RefHeading__3286_398758807"/><text:bookmark-end text:name="h.6w98cny1efjm"/><text:bookmark-end text:name="_Toc338918241"/></text:h>
      <text:p text:style-name="P21"><text:tab/><text:span text:style-name="T2">Segue abaixo a lista de ferramentas utilizadas no projeto SGB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60">Tipo</text:p>
          </table:table-cell>
          <table:table-cell table:style-name="Tabela4.A1" office:value-type="string">
            <text:p text:style-name="P60">Ferramenta</text:p>
          </table:table-cell>
          <table:table-cell table:style-name="Tabela4.A1" office:value-type="string">
            <text:p text:style-name="P60">Plataforma</text:p>
          </table:table-cell>
          <table:table-cell table:style-name="Tabela4.D1" office:value-type="string">
            <text:p text:style-name="P61">Versão</text:p>
          </table:table-cell>
        </table:table-row>
        <table:table-row>
          <table:table-cell table:style-name="Tabela4.A10" office:value-type="string">
            <text:p text:style-name="P63">Suíte de Escritório</text:p>
          </table:table-cell>
          <table:table-cell table:style-name="Tabela4.B2" office:value-type="string">
            <text:p text:style-name="P63">Libre Office</text:p>
          </table:table-cell>
          <table:table-cell table:style-name="Tabela4.C10" office:value-type="string">
            <text:p text:style-name="P63">Multiplataforma</text:p>
          </table:table-cell>
          <table:table-cell table:style-name="Tabela4.D2" office:value-type="string">
            <text:p text:style-name="P62">3.2 <text:span text:style-name="T21">ou superior</text:span> </text:p>
          </table:table-cell>
        </table:table-row>
        <table:table-row>
          <table:table-cell table:style-name="Tabela4.A3" office:value-type="string">
            <text:p text:style-name="P63">Controle de Versão</text:p>
          </table:table-cell>
          <table:table-cell table:style-name="Tabela4.B3" office:value-type="string">
            <text:p text:style-name="P63">Subversion</text:p>
          </table:table-cell>
          <table:table-cell table:style-name="Tabela4.C3" office:value-type="string">
            <text:p text:style-name="P63">Multiplataforma</text:p>
          </table:table-cell>
          <table:table-cell table:style-name="Tabela4.D3" office:value-type="string">
            <text:p text:style-name="P62">1.6 <text:span text:style-name="T21">ou superior</text:span> </text:p>
          </table:table-cell>
        </table:table-row>
        <table:table-row>
          <table:table-cell table:style-name="Tabela4.A10" office:value-type="string">
            <text:p text:style-name="P63">Modelagem UML</text:p>
          </table:table-cell>
          <table:table-cell table:style-name="Tabela4.B4" office:value-type="string">
            <text:p text:style-name="P63">Astah Community</text:p>
          </table:table-cell>
          <table:table-cell table:style-name="Tabela4.C10" office:value-type="string">
            <text:p text:style-name="P63">Multiplataforma</text:p>
          </table:table-cell>
          <table:table-cell table:style-name="Tabela4.D4" office:value-type="string">
            <text:p text:style-name="P62">6.x <text:span text:style-name="T21">ou superior</text:span> </text:p>
          </table:table-cell>
        </table:table-row>
        <table:table-row>
          <table:table-cell table:style-name="Tabela4.A10" office:value-type="string">
            <text:p text:style-name="P63">Integração Contínua</text:p>
          </table:table-cell>
          <table:table-cell table:style-name="Tabela4.B7" office:value-type="string">
            <text:p text:style-name="P63">Hudson</text:p>
          </table:table-cell>
          <table:table-cell table:style-name="Tabela4.C10" office:value-type="string">
            <text:p text:style-name="P63">Web</text:p>
          </table:table-cell>
          <table:table-cell table:style-name="Tabela4.D7" office:value-type="string">
            <text:p text:style-name="P62"><text:span text:style-name="T21">2.2.x ou superior</text:span> </text:p>
          </table:table-cell>
        </table:table-row>
        <table:table-row>
          <table:table-cell table:style-name="Tabela4.A10" office:value-type="string">
            <text:p text:style-name="P63">Qualidade de Código</text:p>
          </table:table-cell>
          <table:table-cell table:style-name="Tabela4.B7" office:value-type="string">
            <text:p text:style-name="P63">Sonar</text:p>
          </table:table-cell>
          <table:table-cell table:style-name="Tabela4.C10" office:value-type="string">
            <text:p text:style-name="P63">Web</text:p>
          </table:table-cell>
          <table:table-cell table:style-name="Tabela4.D7" office:value-type="string">
            <text:p text:style-name="P62"><text:span text:style-name="T21">3.0.x ou superior</text:span> </text:p>
          </table:table-cell>
        </table:table-row>
        <table:table-row>
          <table:table-cell table:style-name="Tabela4.A10" office:value-type="string">
            <text:p text:style-name="P63">Gerenciador de artefatos</text:p>
          </table:table-cell>
          <table:table-cell table:style-name="Tabela4.B7" office:value-type="string">
            <text:p text:style-name="P63">Artifactory</text:p>
          </table:table-cell>
          <table:table-cell table:style-name="Tabela4.C10" office:value-type="string">
            <text:p text:style-name="P63">Web</text:p>
          </table:table-cell>
          <table:table-cell table:style-name="Tabela4.D7" office:value-type="string">
            <text:p text:style-name="P62"><text:span text:style-name="T21">2.6.x ou superior</text:span> </text:p>
          </table:table-cell>
        </table:table-row>
        <table:table-row>
          <table:table-cell table:style-name="Tabela4.A10" office:value-type="string">
            <text:p text:style-name="P63">Banco de dados</text:p>
          </table:table-cell>
          <table:table-cell table:style-name="Tabela4.B8" office:value-type="string">
            <text:p text:style-name="P63">MySql</text:p>
          </table:table-cell>
          <table:table-cell table:style-name="Tabela4.C10" office:value-type="string">
            <text:p text:style-name="P63">Multiplataforma</text:p>
          </table:table-cell>
          <table:table-cell table:style-name="Tabela4.D8" office:value-type="string">
            <text:p text:style-name="P62"><text:span text:style-name="T21">5.5.x ou superior</text:span> </text:p>
          </table:table-cell>
        </table:table-row>
        <table:table-row>
          <table:table-cell table:style-name="Tabela4.A10" office:value-type="string">
            <text:p text:style-name="P63">Modelagem de banco de dados</text:p>
          </table:table-cell>
          <table:table-cell table:style-name="Tabela4.B9" office:value-type="string">
            <text:p text:style-name="P63">MySql Workbench</text:p>
          </table:table-cell>
          <table:table-cell table:style-name="Tabela4.C10" office:value-type="string">
            <text:p text:style-name="P63">Multiplataforma</text:p>
          </table:table-cell>
          <table:table-cell table:style-name="Tabela4.D9" office:value-type="string">
            <text:p text:style-name="P62">5.2 ou superior</text:p>
          </table:table-cell>
        </table:table-row>
        <table:table-row>
          <table:table-cell table:style-name="Tabela4.A10" office:value-type="string">
            <text:p text:style-name="P63">Gerenciador de builds</text:p>
          </table:table-cell>
          <table:table-cell table:style-name="Tabela4.B10" office:value-type="string">
            <text:p text:style-name="P63">Maven</text:p>
          </table:table-cell>
          <table:table-cell table:style-name="Tabela4.C10" office:value-type="string">
            <text:p text:style-name="P63">Multiplataforma</text:p>
          </table:table-cell>
          <table:table-cell table:style-name="Tabela4.D10" office:value-type="string">
            <text:p text:style-name="P62">2.2.1 ou superior </text:p>
          </table:table-cell>
        </table:table-row>
        <table:table-row>
          <table:table-cell table:style-name="Tabela4.A15" office:value-type="string">
            <text:p text:style-name="P63">Linguagem de Programação</text:p>
          </table:table-cell>
          <table:table-cell table:style-name="Tabela4.B15" office:value-type="string">
            <text:p text:style-name="P63">Java</text:p>
          </table:table-cell>
          <table:table-cell table:style-name="Tabela4.C15" office:value-type="string">
            <text:p text:style-name="P63">Multiplataforma</text:p>
          </table:table-cell>
          <table:table-cell table:style-name="Tabela4.D15" office:value-type="string">
            <text:p text:style-name="P62">1.6 ou superior</text:p>
          </table:table-cell>
        </table:table-row>
        <table:table-row>
          <table:table-cell table:style-name="Tabela4.A15" office:value-type="string">
            <text:p text:style-name="P63">Teste de Unidade</text:p>
          </table:table-cell>
          <table:table-cell table:style-name="Tabela4.B15" office:value-type="string">
            <text:p text:style-name="P63">Junit</text:p>
          </table:table-cell>
          <table:table-cell table:style-name="Tabela4.C15" office:value-type="string">
            <text:p text:style-name="P63">Multiplataforma</text:p>
          </table:table-cell>
          <table:table-cell table:style-name="Tabela4.D15" office:value-type="string">
            <text:p text:style-name="P62">3.8 ou superior</text:p>
          </table:table-cell>
        </table:table-row>
        <table:table-row>
          <table:table-cell table:style-name="Tabela4.A15" office:value-type="string">
            <text:p text:style-name="P63">Teste de Unidade</text:p>
          </table:table-cell>
          <table:table-cell table:style-name="Tabela4.B15" office:value-type="string">
            <text:p text:style-name="P63">Mockito</text:p>
          </table:table-cell>
          <table:table-cell table:style-name="Tabela4.C15" office:value-type="string">
            <text:p text:style-name="P63">Multiplataforma</text:p>
          </table:table-cell>
          <table:table-cell table:style-name="Tabela4.D15" office:value-type="string">
            <text:p text:style-name="P62">1.8 ou superior</text:p>
          </table:table-cell>
        </table:table-row>
        <table:table-row>
          <table:table-cell table:style-name="Tabela4.A15" office:value-type="string">
            <text:p text:style-name="P63">Framework Mapeamento Objeto Relacional</text:p>
          </table:table-cell>
          <table:table-cell table:style-name="Tabela4.B15" office:value-type="string">
            <text:p text:style-name="P63">Hibernate</text:p>
          </table:table-cell>
          <table:table-cell table:style-name="Tabela4.C15" office:value-type="string">
            <text:p text:style-name="P63">Multiplataforma</text:p>
          </table:table-cell>
          <table:table-cell table:style-name="Tabela4.D15" office:value-type="string">
            <text:p text:style-name="P62">3.4 ou superior</text:p>
          </table:table-cell>
        </table:table-row>
        <table:table-row>
          <table:table-cell table:style-name="Tabela4.A15" office:value-type="string">
            <text:p text:style-name="P63">IDE</text:p>
          </table:table-cell>
          <table:table-cell table:style-name="Tabela4.B15" office:value-type="string">
            <text:p text:style-name="P63">NetBeans</text:p>
          </table:table-cell>
          <table:table-cell table:style-name="Tabela4.C15" office:value-type="string">
            <text:p text:style-name="P63">Multiplataforma</text:p>
          </table:table-cell>
          <table:table-cell table:style-name="Tabela4.D15" office:value-type="string">
            <text:p text:style-name="P62">7 ou superior</text:p>
          </table:table-cell>
        </table:table-row>
        <table:table-row>
          <table:table-cell table:style-name="Tabela4.A19" office:value-type="string">
            <text:p text:style-name="P63">Framework MVC</text:p>
          </table:table-cell>
          <table:table-cell table:style-name="Tabela4.B19" office:value-type="string">
            <text:p text:style-name="P63">JSF</text:p>
          </table:table-cell>
          <table:table-cell table:style-name="Tabela4.C19" office:value-type="string">
            <text:p text:style-name="P63">Multiplataforma</text:p>
          </table:table-cell>
          <table:table-cell table:style-name="Tabela4.D19" office:value-type="string">
            <text:p text:style-name="P62">2.0 ou superior</text:p>
          </table:table-cell>
        </table:table-row>
        <table:table-row>
          <table:table-cell table:style-name="Tabela4.A19" office:value-type="string">
            <text:p text:style-name="P63">Framework Inversão de Controle</text:p>
          </table:table-cell>
          <table:table-cell table:style-name="Tabela4.B19" office:value-type="string">
            <text:p text:style-name="P63">Spring</text:p>
          </table:table-cell>
          <table:table-cell table:style-name="Tabela4.C19" office:value-type="string">
            <text:p text:style-name="P63">Multiplataforma</text:p>
          </table:table-cell>
          <table:table-cell table:style-name="Tabela4.D19" office:value-type="string">
            <text:p text:style-name="P62">3.0.7 ou superior</text:p>
          </table:table-cell>
        </table:table-row>
        <text:soft-page-break/>
        <table:table-row>
          <table:table-cell table:style-name="Tabela4.A19" office:value-type="string">
            <text:p text:style-name="P63">Servidor de Aplicação</text:p>
          </table:table-cell>
          <table:table-cell table:style-name="Tabela4.B19" office:value-type="string">
            <text:p text:style-name="P63">Tomcat</text:p>
          </table:table-cell>
          <table:table-cell table:style-name="Tabela4.C19" office:value-type="string">
            <text:p text:style-name="P63">Multiplataforma</text:p>
          </table:table-cell>
          <table:table-cell table:style-name="Tabela4.D19" office:value-type="string">
            <text:p text:style-name="P62">6 ou superior</text:p>
          </table:table-cell>
        </table:table-row>
        <table:table-row>
          <table:table-cell table:style-name="Tabela4.A19" office:value-type="string">
            <text:p text:style-name="P63">Gerenciamento de Projeto</text:p>
          </table:table-cell>
          <table:table-cell table:style-name="Tabela4.B19" office:value-type="string">
            <text:p text:style-name="P63">Redmine</text:p>
          </table:table-cell>
          <table:table-cell table:style-name="Tabela4.C19" office:value-type="string">
            <text:p text:style-name="P63">Multiplataforma</text:p>
          </table:table-cell>
          <table:table-cell table:style-name="Tabela4.D19" office:value-type="string">
            <text:p text:style-name="P62">2.0.4 ou superior</text:p>
          </table:table-cell>
        </table:table-row>
        <table:table-row>
          <table:table-cell table:style-name="Tabela4.A20" office:value-type="string">
            <text:p text:style-name="P62"><text:span text:style-name="T22">Framework de Segurança</text:span> </text:p>
          </table:table-cell>
          <table:table-cell table:style-name="Tabela4.B20" office:value-type="string">
            <text:p text:style-name="P63">Spring Security</text:p>
          </table:table-cell>
          <table:table-cell table:style-name="Tabela4.C20" office:value-type="string">
            <text:p text:style-name="P63">Multiplataforma</text:p>
          </table:table-cell>
          <table:table-cell table:style-name="Tabela4.D20" office:value-type="string">
            <text:p text:style-name="P62">3.0.7 ou superior</text:p>
          </table:table-cell>
        </table:table-row>
      </table:table>
      <text:p text:style-name="P44">Tabela 4 - Ferramentas</text:p>
      <text:h text:style-name="P32" text:outline-level="2"><text:bookmark-start text:name="h.urtckcx2msd11"/><text:bookmark-start text:name="_Toc3389182421"/><text:span text:style-name="T26">6.</text:span><text:span text:style-name="T37">2</text:span> <text:bookmark-end text:name="h.urtckcx2msd11"/><text:bookmark-end text:name="_Toc3389182421"/><text:span text:style-name="T26">Padrões para versionamento</text:span></text:h>
      <text:p text:style-name="P22"><text:span text:style-name="T26"><text:tab/></text:span><text:span text:style-name="T3">Todos os artefatos gerados que sofrerem alterações e evoluírem durante a execução do projeto, com exceção do código fonte e documentos que não se encaixam nessa restrição, devem seguir o padrão de versionamento definido abaixo.</text:span></text:p>
      <text:p text:style-name="P23"><text:span text:style-name="T3"><text:tab/>O padrão utilizado será baseado na notação XX.YY. Onde X representa o número principal da versão do artefato, que é alterado quando há grandes mudanças e Y representa o número de pequenas alterações em uma versão maior, sendo alterado quando há poucas mudanças.</text:span></text:p>
      <text:p text:style-name="P23"><text:span text:style-name="T3"><text:tab/> São exemplos de versões válidas 0.5, 1.05, 1.1, 10.0 e 4.99.</text:span></text:p>
      <text:h text:style-name="P34" text:outline-level="2"><text:bookmark-start text:name="h.urtckcx2msd111"/><text:bookmark-start text:name="_Toc33891824211"/><text:span text:style-name="T26">6.</text:span><text:span text:style-name="T37">3</text:span><text:span text:style-name="T26"> </text:span><text:bookmark-end text:name="h.urtckcx2msd111"/><text:bookmark-end text:name="_Toc33891824211"/><text:span text:style-name="T26">Padrões de mensagens de commit ao repositório</text:span></text:h>
      <text:p text:style-name="P23"><text:span text:style-name="T26"><text:tab/>S</text:span><text:span text:style-name="T3">empre que for realizado um commit ao repositório de versionamento é obrigatório o envio da mensagem. Esta mensagem seguirá o padrão:</text:span></text:p>
      <text:list xml:id="list37243957" text:style-name="L1">
        <text:list-item>
          <text:p text:style-name="P24"><text:span text:style-name="T3">&lt;Mensagem&gt; + refs #78</text:span></text:p>
        </text:list-item>
      </text:list>
      <text:p text:style-name="P23"><text:span text:style-name="T3"><text:tab/>Onde &lt;Mensagem&gt; deverá ser substituída por uma mensagem sucinta explicando o motivo do commit mais a palavra refs (referenciando) #78 o número da sua atividade na ferramenta de gerenciamento de projeto. Logo um exemplo de mensagem é: “Envio do Plano de Gerência de Configuração refs #16”. </text:span><text:span text:style-name="T26"><text:s/></text:span></text:p>
      <text:h text:style-name="P31" text:outline-level="2"><text:bookmark-start text:name="__RefHeading__3288_398758807"/><text:span text:style-name="T37">6.4</text:span><text:bookmark-start text:name="h.urtckcx2msd1"/><text:bookmark-start text:name="_Toc338918242"/> Templates de Artefatos<text:bookmark-end text:name="__RefHeading__3288_398758807"/><text:bookmark-end text:name="h.urtckcx2msd1"/><text:bookmark-end text:name="_Toc338918242"/></text:h>
      <text:p text:style-name="P4"><text:span text:style-name="T27"><text:tab/>Todos os documentos deverão seguir o template de documentos definido em </text:span><text:a xlink:type="simple" xlink:href="http://sgb-02-2012.googlecode.com/svn/trunk/Gerencia_de_Configuracao/SGB_PLGC_PlanoDeGerenciaDeConfiguracao.odt"><text:span text:style-name="T27">http://sgb-02-2012.googlecode.com/svn/trunk/Gerencia_de_Configuracao/SGB_PLGC_PlanoDeGerenciaDeConfiguracao.odt</text:span></text:a><text:span text:style-name="T27"> . Com exceção dos relatórios individuais cujo template foi definido pelo seguinte documento </text:span><text:a xlink:type="simple" xlink:href="http://sgb-02-2012.googlecode.com/files/PlanoGeralDaFábricaDeSoftware-segundoSemestre2012.pdf"><text:span text:style-name="T27">http://sgb-02-2012.googlecode.com/files/PlanoGeralDaFábricaDeSoftware-segundoSemestre2012.pdf</text:span></text:a><text:span text:style-name="T27">.</text:span></text:p>
      <text:h text:style-name="P33" text:outline-level="2"><text:span text:style-name="T37">6.5</text:span><text:bookmark-start text:name="h.urtckcx2msd12"/><text:bookmark-start text:name="_Toc3389182422"/> <text:bookmark-end text:name="h.urtckcx2msd12"/><text:bookmark-end text:name="_Toc3389182422"/><text:span text:style-name="T38">Geração de baselines</text:span></text:h>
      <text:p text:style-name="P25"><text:soft-page-break/><text:span text:style-name="T38"><text:tab/></text:span><text:span text:style-name="T4">As baselines serão geradas ao término de cada fase respeitando a restrição de serem geradas 24 horas após o encerramento de cada fase ou iteração. Esta restrição permite que os relatórios individuais façam parte de cada baseline. </text:span></text:p>
      <text:p text:style-name="P25"><text:span text:style-name="T4"><text:tab/>As baselines serão armazenadas na pasta tag, na raiz do repositório, sendo armazenadas nos seguintes diretórios que correspondem a cada fase ou iteração.</text:span></text:p>
      <text:p text:style-name="P25"><text:span text:style-name="T4"><text:tab/></text:span><text:span text:style-name="T5">Somente o Gestor de Configuração terá acesso à edição destas pasta, sendo ele o responsável pela criação das baselines e por controlar as mudanças nas baselines já geradas.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6"><text:span text:style-name="T38">Diretório</text:span></text:p>
          </table:table-cell>
          <table:table-cell table:style-name="Tabela7.B1" office:value-type="string">
            <text:p text:style-name="P66"><text:span text:style-name="T38">Fase ou Iteração</text:span></text:p>
          </table:table-cell>
        </table:table-row>
        <table:table-row>
          <table:table-cell table:style-name="Tabela7.A10" office:value-type="string">
            <text:p text:style-name="P64"><text:span text:style-name="T38">0.1</text:span></text:p>
          </table:table-cell>
          <table:table-cell table:style-name="Tabela7.B10" office:value-type="string">
            <text:p text:style-name="P64"><text:span text:style-name="T38">Fase de Concepção</text:span></text:p>
          </table:table-cell>
        </table:table-row>
        <table:table-row>
          <table:table-cell table:style-name="Tabela7.A10" office:value-type="string">
            <text:p text:style-name="P64"><text:span text:style-name="T38">0.2</text:span></text:p>
          </table:table-cell>
          <table:table-cell table:style-name="Tabela7.B10" office:value-type="string">
            <text:p text:style-name="P64"><text:span text:style-name="T38">Fase de Planejamento</text:span></text:p>
          </table:table-cell>
        </table:table-row>
        <table:table-row>
          <table:table-cell table:style-name="Tabela7.A10" office:value-type="string">
            <text:p text:style-name="P64"><text:span text:style-name="T38">0.3</text:span></text:p>
          </table:table-cell>
          <table:table-cell table:style-name="Tabela7.B10" office:value-type="string">
            <text:p text:style-name="P64"><text:span text:style-name="T38">Fase de Construção – Iteração 1</text:span></text:p>
          </table:table-cell>
        </table:table-row>
        <table:table-row>
          <table:table-cell table:style-name="Tabela7.A10" office:value-type="string">
            <text:p text:style-name="P64"><text:span text:style-name="T38">0.4</text:span></text:p>
          </table:table-cell>
          <table:table-cell table:style-name="Tabela7.B10" office:value-type="string">
            <text:p text:style-name="P65"><text:span text:style-name="T38">Fase de Construção – Iteração </text:span><text:span text:style-name="T39">2</text:span></text:p>
          </table:table-cell>
        </table:table-row>
        <table:table-row>
          <table:table-cell table:style-name="Tabela7.A10" office:value-type="string">
            <text:p text:style-name="P64"><text:span text:style-name="T38">0.5</text:span></text:p>
          </table:table-cell>
          <table:table-cell table:style-name="Tabela7.B10" office:value-type="string">
            <text:p text:style-name="P65"><text:span text:style-name="T38">Fase de Construção – Iteração </text:span><text:span text:style-name="T39">3</text:span></text:p>
          </table:table-cell>
        </table:table-row>
        <table:table-row>
          <table:table-cell table:style-name="Tabela7.A10" office:value-type="string">
            <text:p text:style-name="P64"><text:span text:style-name="T38">0.6</text:span></text:p>
          </table:table-cell>
          <table:table-cell table:style-name="Tabela7.B10" office:value-type="string">
            <text:p text:style-name="P65"><text:span text:style-name="T38">Fase de Construção – Iteração </text:span><text:span text:style-name="T39">4</text:span></text:p>
          </table:table-cell>
        </table:table-row>
        <table:table-row>
          <table:table-cell table:style-name="Tabela7.A10" office:value-type="string">
            <text:p text:style-name="P64"><text:span text:style-name="T38">0.7</text:span></text:p>
          </table:table-cell>
          <table:table-cell table:style-name="Tabela7.B10" office:value-type="string">
            <text:p text:style-name="P65"><text:span text:style-name="T38">Fase de Construção – Iteração </text:span><text:span text:style-name="T39">5</text:span></text:p>
          </table:table-cell>
        </table:table-row>
        <table:table-row>
          <table:table-cell table:style-name="Tabela7.A10" office:value-type="string">
            <text:p text:style-name="P64"><text:span text:style-name="T38">0.8</text:span></text:p>
          </table:table-cell>
          <table:table-cell table:style-name="Tabela7.B10" office:value-type="string">
            <text:p text:style-name="P65"><text:span text:style-name="T38">Fase de Construção – Iteração </text:span><text:span text:style-name="T39">6</text:span></text:p>
          </table:table-cell>
        </table:table-row>
        <table:table-row>
          <table:table-cell table:style-name="Tabela7.A10" office:value-type="string">
            <text:p text:style-name="P64"><text:span text:style-name="T38">0.9</text:span></text:p>
          </table:table-cell>
          <table:table-cell table:style-name="Tabela7.B10" office:value-type="string">
            <text:p text:style-name="P65"><text:span text:style-name="T38">Fase de Construção – Iteração </text:span><text:span text:style-name="T39">7</text:span></text:p>
          </table:table-cell>
        </table:table-row>
        <table:table-row>
          <table:table-cell table:style-name="Tabela7.A11" office:value-type="string">
            <text:p text:style-name="P64"><text:span text:style-name="T38">1.0</text:span></text:p>
          </table:table-cell>
          <table:table-cell table:style-name="Tabela7.B11" office:value-type="string">
            <text:p text:style-name="P65"><text:span text:style-name="T38">Fase de </text:span><text:span text:style-name="T39">Encerramento</text:span></text:p>
          </table:table-cell>
        </table:table-row>
      </table:table>
      <text:p text:style-name="P26"><text:span text:style-name="T6">Tabela 5 – Estrutura de diretórios da pasta ta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4.316cm" svg:y="0.185cm" svg:width="2.514cm" style:rel-width="scale" svg:height="1.741cm" style:rel-height="scale" draw:z-index="1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PLGC_PlanoDeGerênciaDeConfiguração </text:span></text:span><text:span text:style-name="Fonte_20_parág._20_padrão"><text:span text:style-name="MT2">Versão 1.0</text:span></text:span></text:p>
        <text:p text:style-name="Header"/>
      </style:header>
      <style:footer>
        <text:p text:style-name="MP3"/>
      </style:foot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3">Fábrica de Software – Instituto de Informática – Universidade Federal de Goiás</text:span></text:span></text:p>
              <text:p text:style-name="MP5"><text:span text:style-name="Fonte_20_parág._20_padrão"><text:span text:style-name="MT3">SGB – Sistema de Gestão Bibliográfica</text:span></text:span></text:p>
              <text:p text:style-name="MP6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0-31T18:32:49.27</dc:date>
    <meta:editing-cycles>42</meta:editing-cycles>
    <meta:editing-duration>PT5H28M18S</meta:editing-duration>
    <meta:document-statistic meta:table-count="7" meta:image-count="3" meta:object-count="0" meta:page-count="11" meta:paragraph-count="336" meta:word-count="1490" meta:character-count="10782" meta:non-whitespace-character-count="9587"/>
    <meta:template xlink:type="simple" xlink:actuate="onRequest" xlink:title="" xlink:href="Normal.dotm"/>
  </office:meta>
</office:document-meta>
</file>